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Italic" svg:font-family="Menlo-Italic"/>
    <style:font-face style:name="Menlo-Regular" svg:font-family="Menlo-Regular"/>
    <style:font-face style:name="Liberation Sans" svg:font-family="'Liberation Sans'" style:font-pitch="variable"/>
    <style:font-face style:name="Lucida Sans" svg:font-family="'Lucida Sans'" style:font-pitch="variable"/>
    <style:font-face style:name="Menlo-Regular1" svg:font-family="Menlo-Regular" style:font-pitch="variable"/>
    <style:font-face style:name="PingFang SC" svg:font-family="'PingFang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1cm"/>
      <style:paragraph-properties style:writing-mode="lr-tb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13.25cm" fo:min-width="3.75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0.988cm" fo:min-width="0.738cm"/>
    </style:style>
    <style:style style:name="gr4" style:family="graphic" style:parent-style-name="standard">
      <style:graphic-properties draw:fill-color="#99ffcc" draw:opacity="47%" draw:textarea-horizontal-align="justify" draw:textarea-vertical-align="middle" draw:auto-grow-height="false" fo:min-height="3.25cm" fo:min-width="3.5cm"/>
    </style:style>
    <style:style style:name="gr5" style:family="graphic" style:parent-style-name="standard">
      <style:graphic-properties draw:fill="solid" draw:fill-color="#9999ff" draw:opacity="47%" draw:textarea-horizontal-align="justify" draw:textarea-vertical-align="middle" draw:auto-grow-height="false" fo:min-height="3.25cm" fo:min-width="3.5cm"/>
    </style:style>
    <style:style style:name="gr6" style:family="graphic" style:parent-style-name="standard">
      <style:graphic-properties draw:fill="solid" draw:fill-color="#00cc00" draw:textarea-horizontal-align="justify" draw:textarea-vertical-align="middle" draw:auto-grow-height="false" fo:min-height="0.988cm" fo:min-width="0.738cm"/>
    </style:style>
    <style:style style:name="gr7" style:family="graphic" style:parent-style-name="standard">
      <style:graphic-properties draw:stroke="none" svg:stroke-color="#000000" draw:fill="solid" draw:fill-color="#99ffcc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9999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9999ff" fo:min-height="1.42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 fo:min-height="1.25cm" fo:min-width="0.75cm"/>
    </style:style>
    <style:style style:name="gr12" style:family="graphic" style:parent-style-name="standard">
      <style:graphic-properties draw:stroke="none" svg:stroke-color="#000000" draw:fill="solid" draw:fill-color="#ff99ff" fo:min-height="1.423cm"/>
      <style:paragraph-properties style:writing-mode="lr-tb"/>
    </style:style>
    <style:style style:name="gr13" style:family="graphic" style:parent-style-name="standard">
      <style:graphic-properties draw:fill-color="#66ccff" draw:textarea-horizontal-align="justify" draw:textarea-vertical-align="middle" draw:auto-grow-height="false" fo:min-height="1.25cm" fo:min-width="0.75cm"/>
    </style:style>
    <style:style style:name="gr14" style:family="graphic" style:parent-style-name="standard">
      <style:graphic-properties draw:stroke="none" svg:stroke-color="#000000" draw:fill="solid" draw:fill-color="#66cc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99ff" draw:opacity="60%" fo:min-height="4.7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66ccff" draw:opacity="60%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9999ff" fo:min-height="0.923cm"/>
      <style:paragraph-properties style:writing-mode="lr-tb"/>
    </style:style>
    <style:style style:name="gr18" style:family="graphic" style:parent-style-name="objectwithoutfill">
      <style:graphic-properties svg:stroke-width="0.053cm" svg:stroke-color="#ff99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35cm" svg:stroke-color="#83ca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54pt" style:font-size-complex="54pt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99ffcc" draw:opacity="47%"/>
      <style:paragraph-properties fo:text-align="center"/>
    </style:style>
    <style:style style:name="P6" style:family="paragraph">
      <loext:graphic-properties draw:fill="solid" draw:fill-color="#9999ff" draw:opacity="47%"/>
      <style:paragraph-properties fo:text-align="center"/>
    </style:style>
    <style:style style:name="P7" style:family="paragraph">
      <loext:graphic-properties draw:fill="solid" draw:fill-color="#00cc00"/>
      <style:paragraph-properties fo:text-align="center"/>
    </style:style>
    <style:style style:name="P8" style:family="paragraph">
      <loext:graphic-properties draw:fill="solid" draw:fill-color="#99ffcc"/>
      <style:paragraph-properties style:writing-mode="lr-tb"/>
    </style:style>
    <style:style style:name="P9" style:family="paragraph">
      <loext:graphic-properties draw:fill="solid" draw:fill-color="#9999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="solid" draw:fill-color="#ff99ff"/>
      <style:paragraph-properties style:writing-mode="lr-tb"/>
    </style:style>
    <style:style style:name="P13" style:family="paragraph">
      <loext:graphic-properties draw:fill-color="#66ccff"/>
      <style:paragraph-properties fo:text-align="center"/>
    </style:style>
    <style:style style:name="P14" style:family="paragraph">
      <loext:graphic-properties draw:fill="solid" draw:fill-color="#66ccff"/>
      <style:paragraph-properties style:writing-mode="lr-tb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loext:graphic-properties draw:fill="solid" draw:fill-color="#ff99ff" draw:opacity="60%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loext:graphic-properties draw:fill="solid" draw:fill-color="#66ccff" draw:opacity="60%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style:font-name="Menlo-Regular" fo:font-size="15pt" style:font-name-asian="Menlo-Regular" style:font-size-asian="15pt" style:font-name-complex="Menlo-Regular" style:font-size-complex="15pt"/>
    </style:style>
    <style:style style:name="T3" style:family="text">
      <style:text-properties fo:color="#003668" loext:opacity="100%" style:font-name="Menlo-Regular" fo:font-size="15pt" style:font-name-asian="Menlo-Regular" style:font-size-asian="15pt" style:font-name-complex="Menlo-Regular" style:font-size-complex="15pt"/>
    </style:style>
    <style:style style:name="T4" style:family="text">
      <style:text-properties fo:color="#f4181b" loext:opacity="100%" style:font-name="Menlo-Regular" fo:font-size="15pt" style:font-name-asian="Menlo-Regular" style:font-size-asian="15pt" style:font-name-complex="Menlo-Regular" style:font-size-complex="1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Menlo-Regular" fo:font-size="15pt" fo:font-style="normal" fo:text-shadow="none" style:text-underline-style="none" fo:font-weight="normal" style:letter-kerning="true" style:font-name-asian="Menlo-Regular" style:font-size-asian="15pt" style:font-style-asian="normal" style:font-weight-asian="normal" style:font-name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668" loext:opacity="100%" style:text-outline="false" style:text-line-through-style="none" style:text-line-through-type="none" style:font-name="Menlo-Regular" fo:font-size="15pt" fo:font-style="normal" fo:text-shadow="none" style:text-underline-style="none" fo:font-weight="normal" style:letter-kerning="true" style:font-name-asian="Menlo-Regular" style:font-size-asian="15pt" style:font-style-asian="normal" style:font-weight-asian="normal" style:font-name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4181b" loext:opacity="100%" style:text-outline="false" style:text-line-through-style="none" style:text-line-through-type="none" style:font-name="Menlo-Regular" fo:font-size="15pt" fo:font-style="normal" fo:text-shadow="none" style:text-underline-style="none" fo:font-weight="normal" style:letter-kerning="true" style:font-name-asian="Menlo-Regular" style:font-size-asian="15pt" style:font-style-asian="normal" style:font-weight-asian="normal" style:font-name-complex="Menlo-Regular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25cm" svg:height="4.501cm" svg:x="2.05cm" svg:y="1.25cm">
          <draw:text-box>
            <text:p text:style-name="P1"><text:span text:style-name="T1">Doble Mano <text:s/>V. 1</text:span></text:p>
          </draw:text-box>
        </draw:frame>
        <draw:custom-shape draw:style-name="gr2" draw:text-style-name="P3" draw:layer="layout" svg:width="4.25cm" svg:height="13.5cm" svg:x="6.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3.372cm" svg:y="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cm" svg:height="3.5cm" svg:x="2.247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3.5cm" svg:x="2.35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75cm" svg:height="1.75cm" svg:x="3.475cm" svg:y="2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cm" svg:height="1.25cm" svg:x="1.5cm" svg:y="4.25cm">
          <draw:text-box>
            <text:p>SwNS</text:p>
          </draw:text-box>
        </draw:frame>
        <draw:frame draw:style-name="gr8" draw:text-style-name="P9" draw:layer="layout" svg:width="3cm" svg:height="1.25cm" svg:x="1.25cm" svg:y="25.25cm">
          <draw:text-box>
            <text:p>SwSN</text:p>
          </draw:text-box>
        </draw:frame>
        <draw:custom-shape draw:style-name="gr6" draw:text-style-name="P7" draw:layer="layout" svg:width="1.75cm" svg:height="1.75cm" svg:x="4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cm" svg:height="1.673cm" svg:x="1.25cm" svg:y="11.327cm">
          <draw:text-box>
            <text:p>semPuente</text:p>
          </draw:text-box>
        </draw:frame>
        <draw:line draw:style-name="gr10" draw:text-style-name="P10" draw:layer="layout" svg:x1="4.85cm" svg:y1="20.75cm" svg:x2="5.6cm" svg:y2="15.25cm">
          <text:p/>
        </draw:line>
        <draw:line draw:style-name="gr10" draw:text-style-name="P10" draw:layer="layout" svg:x1="5.5cm" svg:y1="9cm" svg:x2="5.75cm" svg:y2="14cm">
          <text:p/>
        </draw:line>
        <draw:custom-shape draw:style-name="gr11" draw:text-style-name="P11" draw:layer="layout" svg:width="2.5cm" svg:height="3cm" svg:x="5.35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4cm" svg:height="1.673cm" svg:x="12.35cm" svg:y="3.75cm">
          <draw:text-box>
            <text:p>Vehiculo NS</text:p>
          </draw:text-box>
        </draw:frame>
        <draw:custom-shape draw:style-name="gr11" draw:text-style-name="P11" draw:layer="layout" svg:width="2.5cm" svg:height="3cm" svg:x="8.1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2.5cm" svg:height="3cm" svg:x="7.35cm" svg:y="2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2.5cm" svg:height="3cm" svg:x="10.1cm" svg:y="2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4" draw:layer="layout" svg:width="4cm" svg:height="1.673cm" svg:x="12.35cm" svg:y="21.577cm">
          <draw:text-box>
            <text:p>Vehiculo SN</text:p>
          </draw:text-box>
        </draw:frame>
        <draw:frame draw:style-name="gr15" draw:text-style-name="P16" draw:layer="layout" svg:width="9.05cm" svg:height="5cm" svg:x="10.95cm" svg:y="7.75cm">
          <draw:text-box>
            <text:p text:style-name="P15"><text:span text:style-name="T2"><text:s/></text:span><text:span text:style-name="T2">sv_sem </text:span><text:span text:style-name="T3">semPuente</text:span><text:span text:style-name="T2">(</text:span><text:span text:style-name="T4">"SemPuente"</text:span><text:span text:style-name="T2">);</text:span></text:p>
            <text:p text:style-name="P15"><text:span text:style-name="T2"><text:s/></text:span><text:span text:style-name="T2">elSwitch </text:span><text:span text:style-name="T3">swNS</text:span><text:span text:style-name="T2">(</text:span><text:span text:style-name="T4">"SwNS"</text:span><text:span text:style-name="T2">);</text:span></text:p>
            <text:p text:style-name="P15"><text:span text:style-name="T2"><text:s text:c="2"/></text:span></text:p>
            <text:p text:style-name="P15"><text:span text:style-name="T2">swNS.</text:span><text:span text:style-name="T3">entra</text:span><text:span text:style-name="T2">(semPuente);</text:span></text:p>
            <text:p text:style-name="P15"><text:span text:style-name="T2"/></text:p>
            <text:p text:style-name="P15"><text:span text:style-name="T2">swNS.</text:span><text:span text:style-name="T3">sale</text:span><text:span text:style-name="T2">(semPuente);</text:span></text:p>
          </draw:text-box>
        </draw:frame>
        <draw:frame draw:style-name="gr16" draw:text-style-name="P17" draw:layer="layout" svg:width="9.05cm" svg:height="5cm" svg:x="10.95cm" svg:y="15.75cm">
          <draw:text-box>
            <text:p text:style-name="P15"><text:span text:style-name="T2"><text:s/></text:span><text:span text:style-name="T2">sv_sem </text:span><text:span text:style-name="T3">semPuente</text:span><text:span text:style-name="T2">(</text:span><text:span text:style-name="T4">"SemPuente"</text:span><text:span text:style-name="T2">);</text:span></text:p>
            <text:p text:style-name="P15"><text:span text:style-name="T2"><text:s/></text:span><text:span text:style-name="T2">elSwitch </text:span><text:span text:style-name="T3">swSN</text:span><text:span text:style-name="T2">(</text:span><text:span text:style-name="T4">"SwSN"</text:span><text:span text:style-name="T2">);</text:span></text:p>
            <text:p text:style-name="P15"><text:span text:style-name="T2"><text:s text:c="2"/></text:span></text:p>
            <text:p text:style-name="P15"><text:span text:style-name="T2">swSN.</text:span><text:span text:style-name="T3">entra</text:span><text:span text:style-name="T2">(semPuente);</text:span></text:p>
            <text:p text:style-name="P15"><text:span text:style-name="T2"/></text:p>
            <text:p text:style-name="P15"><text:span text:style-name="T2">swSN.</text:span><text:span text:style-name="T3">sale</text:span><text:span text:style-name="T2">(semPuente);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6.25cm" svg:height="4.501cm" svg:x="2.05cm" svg:y="1.251cm">
          <draw:text-box>
            <text:p text:style-name="P1"><text:span text:style-name="T1">Dob</text:span><text:span text:style-name="T1">le </text:span><text:span text:style-name="T1">Ma</text:span><text:span text:style-name="T1">no <text:s/></text:span><text:span text:style-name="T1">V. 2</text:span></text:p>
          </draw:text-box>
        </draw:frame>
        <draw:custom-shape draw:style-name="gr2" draw:text-style-name="P3" draw:layer="layout" svg:width="4.25cm" svg:height="13.5cm" svg:x="6.6cm" svg:y="8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3.372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cm" svg:height="3.5cm" svg:x="2.25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75cm" svg:height="1.75cm" svg:x="3.475cm" svg:y="21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75cm" svg:height="1.25cm" svg:x="1.25cm" svg:y="11.25cm">
          <draw:text-box>
            <text:p>SW</text:p>
          </draw:text-box>
        </draw:frame>
        <draw:frame draw:style-name="gr8" draw:text-style-name="P9" draw:layer="layout" svg:width="3cm" svg:height="1.25cm" svg:x="1.25cm" svg:y="23.5cm">
          <draw:text-box>
            <text:p>SemSN</text:p>
          </draw:text-box>
        </draw:frame>
        <draw:custom-shape draw:style-name="gr6" draw:text-style-name="P7" draw:layer="layout" svg:width="1.75cm" svg:height="1.75cm" svg:x="3.375cm" svg:y="1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2.75cm" svg:height="1.173cm" svg:x="1cm" svg:y="5.077cm">
          <draw:text-box>
            <text:p>semNS</text:p>
          </draw:text-box>
        </draw:frame>
        <draw:custom-shape draw:style-name="gr11" draw:text-style-name="P11" draw:layer="layout" svg:width="2.5cm" svg:height="3cm" svg:x="5.35cm" svg:y="3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4cm" svg:height="1.673cm" svg:x="12.35cm" svg:y="3.751cm">
          <draw:text-box>
            <text:p>Vehiculo NS</text:p>
          </draw:text-box>
        </draw:frame>
        <draw:custom-shape draw:style-name="gr11" draw:text-style-name="P11" draw:layer="layout" svg:width="2.5cm" svg:height="3cm" svg:x="8.1cm" svg:y="4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2.5cm" svg:height="3cm" svg:x="7.35cm" svg:y="22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2.5cm" svg:height="3cm" svg:x="10.1cm" svg:y="24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4" draw:layer="layout" svg:width="4cm" svg:height="1.673cm" svg:x="12.35cm" svg:y="21.578cm">
          <draw:text-box>
            <text:p>Vehiculo SN</text:p>
          </draw:text-box>
        </draw:frame>
        <draw:frame draw:style-name="gr15" draw:text-style-name="P16" draw:layer="layout" svg:width="9.05cm" svg:height="5.939cm" svg:x="10.95cm" svg:y="7.751cm">
          <draw:text-box>
            <text:p text:style-name="P15"><text:span text:style-name="T2"><text:s text:c="2"/></text:span><text:span text:style-name="T5">sv_sem </text:span><text:span text:style-name="T6">semNS</text:span><text:span text:style-name="T5">(</text:span><text:span text:style-name="T7">"SemNS"</text:span><text:span text:style-name="T5">);</text:span></text:p>
            <text:p text:style-name="P15"><text:span text:style-name="T2"><text:s text:c="2"/></text:span><text:span text:style-name="T2">sv_sem </text:span><text:span text:style-name="T3">semSN</text:span><text:span text:style-name="T2">(</text:span><text:span text:style-name="T4">"SemSN"</text:span><text:span text:style-name="T2">);</text:span></text:p>
            <text:p text:style-name="P15"><text:span text:style-name="T2"><text:s text:c="2"/></text:span><text:span text:style-name="T2">elSwitch </text:span><text:span text:style-name="T3">sw</text:span><text:span text:style-name="T2">(</text:span><text:span text:style-name="T4">"Sw"</text:span><text:span text:style-name="T2">);</text:span></text:p>
            <text:p text:style-name="P15"><text:span text:style-name="T2"><text:s text:c="2"/></text:span><text:span text:style-name="T2">semSN.</text:span><text:span text:style-name="T3">wait</text:span><text:span text:style-name="T2">(); <text:s text:c="2"/></text:span></text:p>
            <text:p text:style-name="P15"><text:span text:style-name="T2"><text:s text:c="2"/></text:span><text:span text:style-name="T2">sw.</text:span><text:span text:style-name="T3">entra</text:span><text:span text:style-name="T2">(semNS);</text:span></text:p>
            <text:p text:style-name="P15"><text:span text:style-name="T2"><text:s text:c="2"/></text:span><text:span text:style-name="T2">semSN.</text:span><text:span text:style-name="T3">post</text:span><text:span text:style-name="T2">();</text:span></text:p>
            <text:p text:style-name="P15"><text:span text:style-name="T2"><text:s text:c="2"/></text:span></text:p>
            <text:p text:style-name="P15"><text:span text:style-name="T2"><text:s text:c="2"/></text:span><text:span text:style-name="T2">sw.</text:span><text:span text:style-name="T3">sale</text:span><text:span text:style-name="T2">(semNS);</text:span></text:p>
          </draw:text-box>
        </draw:frame>
        <draw:frame draw:style-name="gr16" draw:text-style-name="P17" draw:layer="layout" svg:width="9.05cm" svg:height="5.939cm" svg:x="10.95cm" svg:y="14.639cm">
          <draw:text-box>
            <text:p text:style-name="P15"><text:span text:style-name="T2"><text:s text:c="2"/></text:span><text:span text:style-name="T5">sv_sem </text:span><text:span text:style-name="T6">semNS</text:span><text:span text:style-name="T5">(</text:span><text:span text:style-name="T7">"SemNS"</text:span><text:span text:style-name="T5">);</text:span></text:p>
            <text:p text:style-name="P15"><text:span text:style-name="T2"><text:s text:c="2"/></text:span><text:span text:style-name="T2">sv_sem </text:span><text:span text:style-name="T3">semSN</text:span><text:span text:style-name="T2">(</text:span><text:span text:style-name="T4">"SemSN"</text:span><text:span text:style-name="T2">);</text:span></text:p>
            <text:p text:style-name="P15"><text:span text:style-name="T2"><text:s text:c="2"/></text:span><text:span text:style-name="T2">elSwitch </text:span><text:span text:style-name="T3">sw</text:span><text:span text:style-name="T2">(</text:span><text:span text:style-name="T4">"Sw"</text:span><text:span text:style-name="T2">);</text:span></text:p>
            <text:p text:style-name="P15"><text:span text:style-name="T2"><text:s text:c="2"/></text:span><text:span text:style-name="T2">semSN.</text:span><text:span text:style-name="T3">wait</text:span><text:span text:style-name="T2">();</text:span></text:p>
            <text:p text:style-name="P15"><text:span text:style-name="T2"><text:s text:c="2"/></text:span><text:span text:style-name="T2">sw.</text:span><text:span text:style-name="T3">entra</text:span><text:span text:style-name="T2">(semNS);</text:span></text:p>
            <text:p text:style-name="P15"><text:span text:style-name="T2"><text:s text:c="2"/></text:span><text:span text:style-name="T2">semSN.</text:span><text:span text:style-name="T3">post</text:span><text:span text:style-name="T2">();</text:span></text:p>
            <text:p text:style-name="P15"><text:span text:style-name="T2"><text:s text:c="2"/></text:span></text:p>
            <text:p text:style-name="P15"><text:span text:style-name="T2"><text:s text:c="2"/></text:span><text:span text:style-name="T2">sw.</text:span><text:span text:style-name="T3">sale</text:span><text:span text:style-name="T2">(semSN);</text:span></text:p>
          </draw:text-box>
        </draw:frame>
        <draw:line draw:style-name="gr18" draw:text-style-name="P10" draw:layer="layout" svg:x1="4.25cm" svg:y1="13cm" svg:x2="4.25cm" svg:y2="8.5cm">
          <text:p/>
        </draw:line>
        <draw:line draw:style-name="gr19" draw:text-style-name="P10" draw:layer="layout" svg:x1="4.25cm" svg:y1="16.5cm" svg:x2="4.25cm" svg:y2="21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Italic" svg:font-family="Menlo-Italic"/>
    <style:font-face style:name="Menlo-Regular" svg:font-family="Menlo-Regular"/>
    <style:font-face style:name="Liberation Sans" svg:font-family="'Liberation Sans'" style:font-pitch="variable"/>
    <style:font-face style:name="Lucida Sans" svg:font-family="'Lucida Sans'" style:font-pitch="variable"/>
    <style:font-face style:name="Menlo-Regular1" svg:font-family="Menlo-Regular" style:font-pitch="variable"/>
    <style:font-face style:name="PingFang SC" svg:font-family="'PingFang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Osvaldo Clua</meta:initial-creator>
    <meta:creation-date>2021-06-06T17:12:12.012484086</meta:creation-date>
    <dc:date>2021-06-07T14:06:22.573284357</dc:date>
    <dc:creator>Osvaldo Clua</dc:creator>
    <meta:editing-duration>PT12M9S</meta:editing-duration>
    <meta:editing-cycles>2</meta:editing-cycles>
    <meta:generator>LibreOffice/7.0.4.2$MacOSX_X86_64 LibreOffice_project/dcf040e67528d9187c66b2379df5ea4407429775</meta:generator>
    <meta:document-statistic meta:object-count="39"/>
  </office:meta>
</office:document-meta>
</file>